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8516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opalnia DATASIZE 200 KNN 3 distanceAlgorithm PROBABILITY APLENGTH 7 Algorithms c distribution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8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94.7368421052632">
            <text:p>94.74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4,5,6,7,2,9,13,11,10,12,8,15,16,18,17,19,20,</text:p>
          </table:table-cell>
          <table:table-cell table:number-columns-repeated="2" office:value-type="string">
            <text:p>13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13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5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78.9473684210526">
            <text:p>78.95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4,5,6,7,9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8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94.7368421052632">
            <text:p>94.74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4,5,6,7,2,9,13,11,10,12,8,15,16,18,17,19,20,</text:p>
          </table:table-cell>
          <table:table-cell table:number-columns-repeated="2" office:value-type="string">
            <text:p>13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7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89.4736842105263">
            <text:p>89.47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4,5,6,7,2,9,11,10,12,8,15,16,18,17,19,20,</text:p>
          </table:table-cell>
          <table:table-cell table:number-columns-repeated="2" office:value-type="string">
            <text:p>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8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94.7368421052632">
            <text:p>94.74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4,5,6,7,2,9,13,11,10,12,8,15,16,18,17,19,20,</text:p>
          </table:table-cell>
          <table:table-cell table:number-columns-repeated="2" office:value-type="string">
            <text:p>13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8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94.7368421052632">
            <text:p>94.74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4,5,6,7,2,9,13,11,10,12,8,15,16,18,17,19,20,</text:p>
          </table:table-cell>
          <table:table-cell table:number-columns-repeated="2" office:value-type="string">
            <text:p>13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8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94.7368421052632">
            <text:p>94.74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4,5,6,7,2,9,13,11,10,12,8,15,16,18,17,19,20,</text:p>
          </table:table-cell>
          <table:table-cell table:number-columns-repeated="2" office:value-type="string">
            <text:p>13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8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94.7368421052632">
            <text:p>94.74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4,5,6,7,2,9,13,11,10,12,8,15,16,18,17,19,20,</text:p>
          </table:table-cell>
          <table:table-cell table:number-columns-repeated="2" office:value-type="string">
            <text:p>13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3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opalnia DATASIZE 200 KNN 3 distanceAlgorithm PROBABILITY APLENGTH 7 Algorithms c distribution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3,19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8:03:37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320" meta:object-count="0"/>
  </office:meta>
</office:document-meta>
</file>